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writing-mode="lr-tb"/>
      <style:text-properties fo:color="#000000" style:font-name="Times New Roman1" fo:font-size="10pt" style:text-underline-style="none" style:font-size-asian="10pt" style:font-name-complex="Courier New" style:font-size-complex="10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style:font-name="Times New Roman1" fo:font-size="10pt" style:font-size-asian="10pt" style:font-name-complex="Courier New" style:font-size-complex="10pt"/>
    </style:style>
    <style:style style:name="P4" style:family="paragraph" style:parent-style-name="Standard">
      <style:paragraph-properties style:writing-mode="lr-tb"/>
      <style:text-properties style:font-name="Times New Roman1" fo:font-size="10pt" style:font-size-asian="10pt" style:font-name-complex="Courier New" style:font-size-complex="10pt"/>
    </style:style>
    <style:style style:name="P5" style:family="paragraph" style:parent-style-name="Standard">
      <style:paragraph-properties style:writing-mode="lr-tb"/>
      <style:text-properties style:font-name="Times New Roman1" fo:font-size="10pt" style:font-size-asian="10pt" style:font-size-complex="10pt"/>
    </style:style>
    <style:style style:name="P6" style:family="paragraph" style:parent-style-name="Standard">
      <style:paragraph-properties style:writing-mode="lr-tb"/>
      <style:text-properties fo:color="#0000ff" style:font-name="Times New Roman1" fo:font-size="10pt" style:font-size-asian="10pt" style:font-name-complex="Courier New" style:font-size-complex="10pt"/>
    </style:style>
    <style:style style:name="P7" style:family="paragraph" style:parent-style-name="Standard">
      <style:paragraph-properties style:writing-mode="lr-tb"/>
      <style:text-properties style:font-name="Times New Roman1" fo:font-size="10pt" style:font-size-asian="10pt" style:font-name-complex="Courier New" style:font-size-complex="10pt"/>
    </style:style>
    <style:style style:name="T1" style:family="text">
      <style:text-properties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finición léxica del lenguaje </text:p>
      <text:p text:style-name="P6">Especificación formal del léxico del lenguaje (a veces llamado microsintaxis) utilizando definiciones regulares.</text:p>
      <text:p text:style-name="P4">&amp; ::= &amp;</text:p>
      <text:p text:style-name="P4">id ::= [a-zA-Z][a-zA-Z0-9]*</text:p>
      <text:p text:style-name="P4">: ::= :</text:p>
      <text:p text:style-name="P4">:= ::= :=</text:p>
      <text:p text:style-name="P4">tipo ::= boolean | character | natural | integer | float</text:p>
      <text:p text:style-name="P4">; ::= ;</text:p>
      <text:p text:style-name="P3">&lt; ::= &lt;</text:p>
      <text:p text:style-name="P4">&gt; ::= &gt;</text:p>
      <text:p text:style-name="P5">&lt;= ::= &lt;=</text:p>
      <text:p text:style-name="P5">&gt;= ::= &gt;=</text:p>
      <text:p text:style-name="P5">=<text:span text:style-name="T1"> ::=</text:span> <text:s/>=</text:p>
      <text:p text:style-name="P4">=/= ::= =/=</text:p>
      <text:p text:style-name="P5">+ ::= \+</text:p>
      <text:p text:style-name="P4">- ::= \-</text:p>
      <text:p text:style-name="P5">* ::= \*</text:p>
      <text:p text:style-name="P5"><text:s/><text:span text:style-name="T1">/ ::= /</text:span></text:p>
      <text:p text:style-name="P4">% ::= %</text:p>
      <text:p text:style-name="P5">and ::= and</text:p>
      <text:p text:style-name="P4">or ::= or</text:p>
      <text:p text:style-name="P4">not ::= not</text:p>
      <text:p text:style-name="P4">&lt;&lt; ::= &lt;&lt;</text:p>
      <text:p text:style-name="P5">&gt;&gt; ::= &gt;&gt;</text:p>
      <text:p text:style-name="P5">(nat) ::= \(nat\)</text:p>
      <text:p text:style-name="P5">(int) ::= \(int\)</text:p>
      <text:p text:style-name="P5">(char) ::= \(char\)</text:p>
      <text:p text:style-name="P5">(float) ::= \(float\)</text:p>
      <text:p text:style-name="P5">litNat ::= <text:bookmark-start text:name="DDE_LINK4"/><text:bookmark-start text:name="DDE_LINK3"/>([1-9][0-9]*|0)<text:bookmark-end text:name="DDE_LINK4"/><text:bookmark-end text:name="DDE_LINK3"/></text:p>
      <text:p text:style-name="P5">litFlo ::= <text:bookmark-start text:name="DDE_LINK7"/>([1-9][0-9]*|0)(<text:bookmark-end text:name="DDE_LINK7"/></text:p>
      <text:p text:style-name="P5"><text:tab/><text:tab/><text:tab/>\.0|</text:p>
      <text:p text:style-name="P5"><text:s text:c="15"/><text:tab/><text:tab/>\.([0-9]*[1-9])|</text:p>
      <text:p text:style-name="P5"><text:s text:c="15"/><text:tab/><text:tab/>\.([0-9]*[1-9])(e|E)-?([1-9][0-9]*|0)|</text:p>
      <text:p text:style-name="P5"><text:s text:c="15"/><text:tab/><text:tab/>(e|E)-?[1-9][0-9]*|0</text:p>
      <text:p text:style-name="P5"><text:s text:c="12"/>)</text:p>
      <text:p text:style-name="P5">litTrue ::= true</text:p>
      <text:p text:style-name="P5">litFalse ::= false</text:p>
      <text:p text:style-name="P5">litCha ::= '[<text:span text:style-name="T1">a-zA-Z0-9</text:span>]'</text:p>
      <text:p text:style-name="P5">| ::= \|</text:p>
      <text:p text:style-name="P5">( ::= \(</text:p>
      <text:p text:style-name="P5">) ::= \)</text:p>
      <text:p text:style-name="P2">comentario ::= #.*\\n</text:p>
      <text:p text:style-name="P2">in := in</text:p>
      <text:p text:style-name="P2">out := 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nzalo Jaureguizar</meta:initial-creator>
    <meta:creation-date>2010-01-10T18:04:59</meta:creation-date>
    <dc:date>2010-01-23T10:08:50</dc:date>
    <meta:editing-duration>PT00H09M00S</meta:editing-duration>
    <meta:editing-cycles>5</meta:editing-cycles>
    <meta:generator>OpenOffice.org/3.0$Linux OpenOffice.org_project/300m15$Build-9379</meta:generator>
    <meta:document-statistic meta:table-count="0" meta:image-count="0" meta:object-count="0" meta:page-count="1" meta:paragraph-count="44" meta:word-count="142" meta:character-count="791"/>
  </office:meta>
</office:document-meta>
</file>